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e6e64c" draw:opacity="50%" draw:textarea-horizontal-align="center" draw:textarea-vertical-align="middle" draw:shadow-offset-x="0.305cm" draw:shadow-offset-y="0.305cm" draw:shadow-opacity="50%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2" draw:layer="layout" svg:width="8.255cm" svg:height="10.16cm" svg:x="1.635cm" svg:y="1.635cm">
          <text:p text:style-name="P1"><text:span text:style-name="T1">/</text:span></text:p>
          <text:p text:style-name="P1"><text:span text:style-name="T1">+- boot</text:span></text:p>
          <text:p text:style-name="P1"><text:span text:style-name="T1">+- bin</text:span><text:span text:style-name="T1"><text:line-break/></text:span><text:span text:style-name="T1">+- home</text:span></text:p>
          <text:p text:style-name="P1"><text:span text:style-name="T1">| <text:s/>+- swift</text:span></text:p>
          <text:p text:style-name="P1"><text:span text:style-name="T1">| <text:s/>+- bfly</text:span></text:p>
          <text:p text:style-name="P1"><text:span text:style-name="T1">| <text:s/>`- yossarian</text:span></text:p>
          <text:p text:style-name="P1"><text:span text:style-name="T1">|</text:span></text:p>
          <text:p text:style-name="P1"><text:span text:style-name="T1">+- tmp</text:span></text:p>
          <text:p text:style-name="P1"><text:span text:style-name="T1">...</text:span></text:p>
          <text:p text:style-name="P1"><text:span text:style-name="T1">`- usr</text:span></text:p>
        </draw:rect>
        <draw:rect draw:style-name="gr2" draw:text-style-name="P3" draw:layer="layout" svg:width="5.08cm" svg:height="3.175cm" svg:x="3.775cm" svg:y="4.81cm">
          <text:p/>
        </draw:rect>
        <draw:custom-shape draw:style-name="gr3" draw:text-style-name="P5" draw:layer="layout" svg:width="3.559cm" svg:height="0.635cm" svg:x="11.411cm" svg:y="1.635cm">
          <text:p text:style-name="P4"><text:span text:style-name="T2">Partition A</text:span></text:p>
          <draw:enhanced-geometry svg:viewBox="0 0 21600 21600" draw:mirror-horizontal="false" draw:type="line-callout-2" draw:modifiers="-9222.47191011236 86298.1132075472 -3600 4000 -1516.85393258427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5" draw:layer="layout" svg:width="3.559cm" svg:height="0.635cm" svg:x="11.411cm" svg:y="2.905cm">
          <text:p text:style-name="P4"><text:span text:style-name="T2">Partition B</text:span></text:p>
          <draw:enhanced-geometry svg:viewBox="0 0 21600 21600" draw:mirror-horizontal="false" draw:type="line-callout-2" draw:modifiers="-15666.0674157303 109528.301886792 -3600 4000 -1516.85393258427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ven Vermeulen</meta:initial-creator>
    <meta:creation-date>2008-09-16T20:45:05</meta:creation-date>
    <dc:creator>Sven Vermeulen</dc:creator>
    <dc:date>2008-12-10T14:40:11</dc:date>
    <meta:editing-cycles>2</meta:editing-cycles>
    <meta:editing-duration>PT00H05M42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